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8cm"/>
    </style:style>
    <style:style style:name="co3" style:family="table-column">
      <style:table-column-properties fo:break-before="auto" style:column-width="4.216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2.882cm"/>
    </style:style>
    <style:style style:name="co6" style:family="table-column">
      <style:table-column-properties fo:break-before="auto" style:column-width="4.002cm"/>
    </style:style>
    <style:style style:name="co8" style:family="table-column">
      <style:table-column-properties fo:break-before="auto" style:column-width="9.532cm"/>
    </style:style>
    <style:style style:name="ro3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0.443cm" fo:break-before="auto" style:use-optimal-row-height="true"/>
    </style:style>
    <style:style style:name="ro6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3cc6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3cc66"/>
    </style:style>
    <style:style style:name="ce6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KPI List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Default"/>
        <table:table-column table:style-name="co7" table:default-cell-style-name="ce3"/>
        <table:table-row table:style-name="ro2">
          <table:table-cell table:style-name="ce1" office:value-type="string" calcext:value-type="string">
            <text:p>Name of the KPI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inimum range</text:p>
          </table:table-cell>
          <table:table-cell table:style-name="ce1" office:value-type="string" calcext:value-type="string">
            <text:p>Maximum range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Description</text:p>
          </table:table-cell>
          <table:table-cell table:style-name="ce6" office:value-type="string" calcext:value-type="string">
            <text:p>Réalisée</text:p>
          </table:table-cell>
        </table:table-row>
        <table:table-row table:style-name="ro2">
          <table:table-cell table:style-name="ce2" office:value-type="string" calcext:value-type="string">
            <text:p>Estimated charge / predicted charg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3" office:value-type="string" calcext:value-type="string">
            <text:p>Estimation of the deviation, 100 % is ideal value, less greater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Estimated functionalities / planned functionalities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3" office:value-type="string" calcext:value-type="string">
            <text:p>Estimation of the deviation, 100 % is ideal value, less greater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Estimated time / predicted tim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3" office:value-type="string" calcext:value-type="string">
            <text:p>Estimation of the deviation, 100 % is ideal value, less greater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delayed stories in the sprint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 stories</text:p>
          </table:table-cell>
          <table:table-cell table:style-name="ce3" office:value-type="string" calcext:value-type="string">
            <text:p>Ideal : 0. Requires that user specify a range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updated stories in the sprint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 stories</text:p>
          </table:table-cell>
          <table:table-cell table:style-name="ce3" office:value-type="string" calcext:value-type="string">
            <text:p>Ideal : 0. Requires that user specify a range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Percentage of team activity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3" office:value-type="string" calcext:value-type="string">
            <text:p>Ideal is 80 %</text:p>
          </table:table-cell>
          <table:table-cell office:value-type="string" calcext:value-type="string">
            <text:p>non</text:p>
          </table:table-cell>
        </table:table-row>
        <table:table-row table:style-name="ro3">
          <table:table-cell table:style-name="ce2" office:value-type="string" calcext:value-type="string">
            <text:p>Number of bug by criticity(BLOCKER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BLOCKER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bug by criticity(CRITICAL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CRITICAL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bug by criticity(MAJOR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MAJOR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bug by criticity(MINOR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MINOR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bug by criticity(INFO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INFO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(opened) functional bugs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MINOR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(opened) technical bugs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INFO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bugs by kloc</text:p>
          </table:table-cell>
          <table:table-cell table:style-name="ce2" office:value-type="string" calcext:value-type="string">
            <text:p>BUGTRACKER/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Bug/Klock</text:p>
          </table:table-cell>
          <table:table-cell office:value-type="string" calcext:value-type="string">
            <text:p>Number of bugs (total) for a project divided per the number of klocs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total bugs after Sprint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Requires to provide a date for the end of the sprint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ignored tests / Number of tests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tests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bugs (opened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Depends of the status in Bugtracker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bugs (status XY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tests / Number of files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ests /files</text:p>
          </table:table-cell>
          <table:table-cell office:value-type="string" calcext:value-type="string">
            <text:p>Ratio 1 is ideal</text:p>
          </table:table-cell>
          <table:table-cell/>
        </table:table-row>
        <table:table-row table:style-name="ro4">
          <table:table-cell table:style-name="ce2" office:value-type="string" calcext:value-type="string">
            <text:p>Correctiontime 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5">
          <table:table-cell table:style-name="ce2" office:value-type="string" calcext:value-type="string">
            <text:p>Code coverage (lines)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verage(lines)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Code coverage (branches)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verage(branches)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maintenancy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evolution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bug fixes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innovation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maintenancy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evolution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bug fixes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innovation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released per week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 / poin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released per 3 days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 / points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User value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office:value-type="string" calcext:value-type="string">
            <text:p>Requires to classifiy stories per customer <text:s/>expectation</text:p>
          </table:table-cell>
          <table:table-cell/>
        </table:table-row>
        <table:table-row table:style-name="ro4">
          <table:table-cell table:style-name="ce2" office:value-type="string" calcext:value-type="string">
            <text:p>User value deliver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office:value-type="string" calcext:value-type="string">
            <text:p>Requires to classifiy stories per customer <text:s/>expectation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functionalities (per status)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office:value-type="string" calcext:value-type="string">
            <text:p>Requires to <text:s/>provides a status to stories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branches under CI / Total branches</text:p>
          </table:table-cell>
          <table:table-cell table:style-name="ce2" office:value-type="string" calcext:value-type="string">
            <text:p>SCM/BUIL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active branches per project</text:p>
          </table:table-cell>
          <table:table-cell table:style-name="ce2" office:value-type="string" calcext:value-type="string">
            <text:p>SCM/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branches</text:p>
          </table:table-cell>
          <table:table-cell office:value-type="string" calcext:value-type="string">
            <text:p>Ideal 2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contributors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ntributor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Level of industrialization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build from CI Build per month</text:p>
          </table:table-cell>
          <table:table-cell table:style-name="ce2" office:value-type="string" calcext:value-type="string">
            <text:p>BUI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x positive</text:p>
          </table:table-cell>
          <table:table-cell table:style-name="ce4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4" office:value-type="string" calcext:value-type="string">
            <text:p>fait !</text:p>
          </table:table-cell>
        </table:table-row>
        <table:table-row table:style-name="ro4">
          <table:table-cell table:style-name="ce2" office:value-type="string" calcext:value-type="string">
            <text:p>Number of build from CI Build per week</text:p>
          </table:table-cell>
          <table:table-cell table:style-name="ce2" office:value-type="string" calcext:value-type="string">
            <text:p>BUI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x positive</text:p>
          </table:table-cell>
          <table:table-cell table:style-name="ce4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4" office:value-type="string" calcext:value-type="string">
            <text:p>fait !</text:p>
          </table:table-cell>
        </table:table-row>
        <table:table-row table:style-name="ro4">
          <table:table-cell table:style-name="ce2" office:value-type="string" calcext:value-type="string">
            <text:p>Number of build success from CI Build per month</text:p>
          </table:table-cell>
          <table:table-cell table:style-name="ce2" office:value-type="string" calcext:value-type="string">
            <text:p>BUI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x positive</text:p>
          </table:table-cell>
          <table:table-cell table:style-name="ce4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4" office:value-type="string" calcext:value-type="string">
            <text:p>fait !</text:p>
          </table:table-cell>
        </table:table-row>
        <table:table-row table:style-name="ro4">
          <table:table-cell table:style-name="ce2" office:value-type="string" calcext:value-type="string">
            <text:p>Number of build success from CI Build per week</text:p>
          </table:table-cell>
          <table:table-cell table:style-name="ce2" office:value-type="string" calcext:value-type="string">
            <text:p>BUI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x positive</text:p>
          </table:table-cell>
          <table:table-cell table:style-name="ce4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4" office:value-type="string" calcext:value-type="string">
            <text:p>fait !</text:p>
          </table:table-cell>
        </table:table-row>
        <table:table-row table:style-name="ro6">
          <table:table-cell table:style-name="ce2" office:value-type="string" calcext:value-type="string">
            <text:p>Number of build broke by user</text:p>
          </table:table-cell>
          <table:table-cell table:style-name="ce2" office:value-type="string" calcext:value-type="string">
            <text:p>BUI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x positive</text:p>
          </table:table-cell>
          <table:table-cell table:style-name="ce4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4" office:value-type="string" calcext:value-type="string">
            <text:p>fait !</text:p>
          </table:table-cell>
        </table:table-row>
        <table:table-row table:style-name="ro6">
          <table:table-cell table:style-name="ce2" office:value-type="string" calcext:value-type="string">
            <text:p>Number of build fixed by user</text:p>
          </table:table-cell>
          <table:table-cell table:style-name="ce2" office:value-type="string" calcext:value-type="string">
            <text:p>BUI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x positive</text:p>
          </table:table-cell>
          <table:table-cell table:style-name="ce4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4" office:value-type="string" calcext:value-type="string">
            <text:p>fait !</text:p>
          </table:table-cell>
        </table:table-row>
        <table:table-row table:style-name="ro4">
          <table:table-cell table:style-name="ce2" office:value-type="string" calcext:value-type="string">
            <text:p>MTTF per project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4">
          <table:table-cell table:style-name="ce2" office:value-type="string" calcext:value-type="string">
            <text:p>MTBF per project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4">
          <table:table-cell table:style-name="ce2" office:value-type="string" calcext:value-type="string">
            <text:p>MTTR per project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4">
          <table:table-cell table:style-name="ce2" office:value-type="string" calcext:value-type="string">
            <text:p>MTTF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4">
          <table:table-cell table:style-name="ce2" office:value-type="string" calcext:value-type="string">
            <text:p>MTBF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4">
          <table:table-cell table:style-name="ce2" office:value-type="string" calcext:value-type="string">
            <text:p>MTTR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requirements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requiremen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 tests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functional tes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Requirement coverage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verage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Functional tests success (last value)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succes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iles modified per commit (avg)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Volume of code modified per commit (avg)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vol code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commits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mmi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Commit message length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mmit message length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eature commit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mmit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bug fix commit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commit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misc commits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commi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iles modified in a perio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branches modified in a perio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Number of tests modifie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Number of tes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iles modifie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Global quality (application)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quires plugin in Sonar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Time spent in evolution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ime spent in maintenancy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ime spent in conception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ime spent in test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ime spent in integration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Number of violations 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olations</text:p>
          </table:table-cell>
          <table:table-cell table:number-columns-repeated="3"/>
        </table:table-row>
        <table:table-row table:style-name="ro3" table:number-rows-repeated="1048500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CI Metrics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'KPI List'.A1:'KPI List'.G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 style:data-style-name="N2" text:time-value="0000-00-00T00:00:04.217177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Leroy</meta:initial-creator>
    <meta:creation-date>2014-02-11T22:29:10.439042403</meta:creation-date>
    <meta:editing-cycles>72</meta:editing-cycles>
    <meta:editing-duration>PT21H40M</meta:editing-duration>
    <dc:date>2014-03-18T14:34:25.474863478</dc:date>
    <dc:creator>Sylvain Leroy</dc:creator>
    <meta:generator>LibreOffice/4.1.3.2$Linux_X86_64 LibreOffice_project/410m0$Build-2</meta:generator>
    <dc:title>Komea : Kpi List</dc:title>
    <meta:document-statistic meta:table-count="2" meta:cell-count="422" meta:object-count="0"/>
    <meta:user-defined meta:name="Author">Sylvain Leroy</meta:user-defined>
  </office:meta>
</office:document-meta>
</file>